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この影の教科書以上の蹴りのプロセス完成までにはコンマ数秒もかかってはいない。しかも驚くべきことにこの流麗な蹴りを影は男がナタを振りおろすのを確認した後に放ったのである。影は蹴りの技術だけではなくその反射神経もすでに神業の域に達しているといえよう。</text:p>
      <text:p text:style-name="P1">だが——それでも疑問は残った。</text:p>
      <text:p text:style-name="P1">いかに芸術的な神業とはいえ、ただの蹴りでスティール製のサィボーグの手首を折るのではなく鋭利に切断することが可能なのであろうか。</text:p>
      <text:p text:style-name="P1">しかし確かに男のマシンの左手首は鋭利に斬り落とされている。そこには影の蹴りの高度な技術だけではない別のなにかがあるようであった。</text:p>
      <text:p text:style-name="P1">男がその大まかな部分におぼろげに感づいて戦慄したとき、すでに男は影に背中を踏みつけられて身動きはとれなくなつていた。</text:p>
      <text:p text:style-name="P1">「ち、畜生っ」</text:p>
      <text:p text:style-name="P1">男はうつぶせに踏みつけられながら、憎い追跡者の面をにらもうと必死に首をめぐらせる。苦心して見上げた男の目の端に映ったのは、ひょろりとした長身に銀ぶち眼鏡の赤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56:20.06</dc:date>
    <meta:editing-duration>PT17H30M38S</meta:editing-duration>
    <meta:editing-cycles>15</meta:editing-cycles>
    <meta:generator>OpenOffice/4.1.5$Win32 OpenOffice.org_project/415m1$Build-9789</meta:generator>
    <meta:document-statistic meta:table-count="0" meta:image-count="0" meta:object-count="0" meta:page-count="1" meta:paragraph-count="7" meta:word-count="409" meta:character-count="409"/>
    <dc:creator>Jo Jaquinta</dc:creator>
  </office:meta>
</office:document-meta>
</file>